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230868" officeooo:paragraph-rsid="00230868"/>
    </style:style>
    <style:style style:name="P2" style:family="paragraph" style:parent-style-name="Standard">
      <style:text-properties officeooo:rsid="002446cf" officeooo:paragraph-rsid="002446cf"/>
    </style:style>
    <style:style style:name="P3" style:family="paragraph" style:parent-style-name="Standard">
      <style:text-properties officeooo:rsid="0015739e" officeooo:paragraph-rsid="0015739e"/>
    </style:style>
    <style:style style:name="P4" style:family="paragraph" style:parent-style-name="Standard">
      <style:text-properties officeooo:rsid="0016f58b" officeooo:paragraph-rsid="0016f58b"/>
    </style:style>
    <style:style style:name="P5" style:family="paragraph" style:parent-style-name="Standard">
      <style:text-properties officeooo:rsid="0016f58b" officeooo:paragraph-rsid="001e1395"/>
    </style:style>
    <style:style style:name="P6" style:family="paragraph" style:parent-style-name="Standard">
      <style:text-properties officeooo:rsid="0016f58b" officeooo:paragraph-rsid="001fff21"/>
    </style:style>
    <style:style style:name="P7" style:family="paragraph" style:parent-style-name="Standard">
      <style:text-properties officeooo:rsid="0017d25d" officeooo:paragraph-rsid="0017d25d"/>
    </style:style>
    <style:style style:name="P8" style:family="paragraph" style:parent-style-name="Standard">
      <style:text-properties officeooo:rsid="001a2959" officeooo:paragraph-rsid="001a2959"/>
    </style:style>
    <style:style style:name="P9" style:family="paragraph" style:parent-style-name="Standard">
      <style:text-properties officeooo:rsid="001a71e4" officeooo:paragraph-rsid="001a71e4"/>
    </style:style>
    <style:style style:name="P10" style:family="paragraph" style:parent-style-name="Standard">
      <style:text-properties officeooo:rsid="001e1395" officeooo:paragraph-rsid="001e1395"/>
    </style:style>
    <style:style style:name="P11" style:family="paragraph" style:parent-style-name="Standard">
      <style:text-properties officeooo:rsid="001fff21" officeooo:paragraph-rsid="001fff21"/>
    </style:style>
    <style:style style:name="P12" style:family="paragraph" style:parent-style-name="Standard">
      <style:text-properties officeooo:rsid="001fff21" officeooo:paragraph-rsid="002446cf"/>
    </style:style>
    <style:style style:name="P13" style:family="paragraph" style:parent-style-name="Standard">
      <style:text-properties officeooo:rsid="0020a472" officeooo:paragraph-rsid="0020a472"/>
    </style:style>
    <style:style style:name="P14" style:family="paragraph" style:parent-style-name="Standard">
      <style:text-properties officeooo:rsid="00215ce6" officeooo:paragraph-rsid="00215ce6"/>
    </style:style>
    <style:style style:name="P15" style:family="paragraph" style:parent-style-name="Standard">
      <style:text-properties fo:font-weight="normal" officeooo:rsid="002446cf" officeooo:paragraph-rsid="002446cf" style:font-weight-asian="normal" style:font-weight-complex="normal"/>
    </style:style>
    <style:style style:name="P16" style:family="paragraph" style:parent-style-name="Standard">
      <style:text-properties fo:font-weight="normal" officeooo:rsid="0025f103" officeooo:paragraph-rsid="0025f103" style:font-weight-asian="normal" style:font-weight-complex="normal"/>
    </style:style>
    <style:style style:name="P17" style:family="paragraph" style:parent-style-name="Standard">
      <style:paragraph-properties fo:break-before="page"/>
      <style:text-properties officeooo:rsid="0016f58b" officeooo:paragraph-rsid="001fff21"/>
    </style:style>
    <style:style style:name="P18" style:family="paragraph" style:parent-style-name="Standard">
      <style:paragraph-properties fo:break-before="page"/>
      <style:text-properties fo:font-size="16pt" fo:font-style="italic" fo:font-weight="bold" officeooo:rsid="0016f58b" officeooo:paragraph-rsid="0016f58b" style:font-size-asian="16pt" style:font-style-asian="italic" style:font-weight-asian="bold" style:font-size-complex="16pt" style:font-style-complex="italic" style:font-weight-complex="bold"/>
    </style:style>
    <style:style style:name="P19" style:family="paragraph" style:parent-style-name="Standard" style:list-style-name="L1">
      <style:text-properties officeooo:rsid="0016f58b" officeooo:paragraph-rsid="0016f58b"/>
    </style:style>
    <style:style style:name="P20" style:family="paragraph" style:parent-style-name="Standard" style:list-style-name="L1">
      <style:text-properties officeooo:rsid="0016f58b" officeooo:paragraph-rsid="001e1395"/>
    </style:style>
    <style:style style:name="P21" style:family="paragraph" style:parent-style-name="Standard">
      <style:text-properties officeooo:rsid="0016f58b" officeooo:paragraph-rsid="0016f58b"/>
    </style:style>
    <style:style style:name="P22" style:family="paragraph" style:parent-style-name="Standard" style:list-style-name="L2">
      <style:text-properties officeooo:paragraph-rsid="001fff21"/>
    </style:style>
    <style:style style:name="P23" style:family="paragraph" style:parent-style-name="Standard" style:list-style-name="L2">
      <style:text-properties officeooo:rsid="001fff21" officeooo:paragraph-rsid="001fff21"/>
    </style:style>
    <style:style style:name="P24" style:family="paragraph" style:parent-style-name="Standard" style:list-style-name="L3">
      <style:text-properties fo:font-weight="normal" officeooo:rsid="002446cf" officeooo:paragraph-rsid="002446cf" style:font-weight-asian="normal" style:font-weight-complex="normal"/>
    </style:style>
    <style:style style:name="P25" style:family="paragraph" style:parent-style-name="Standard" style:list-style-name="L4">
      <style:text-properties fo:font-weight="normal" officeooo:rsid="002446cf" officeooo:paragraph-rsid="002446cf" style:font-weight-asian="normal" style:font-weight-complex="normal"/>
    </style:style>
    <style:style style:name="P26" style:family="paragraph" style:parent-style-name="Standard" style:list-style-name="L5">
      <style:text-properties fo:font-weight="normal" officeooo:rsid="0025f103" officeooo:paragraph-rsid="0025f103" style:font-weight-asian="normal" style:font-weight-complex="normal"/>
    </style:style>
    <style:style style:name="P27" style:family="paragraph" style:parent-style-name="Standard" style:list-style-name="L6">
      <style:text-properties fo:font-weight="normal" officeooo:rsid="0025f103" officeooo:paragraph-rsid="0025f103" style:font-weight-asian="normal" style:font-weight-complex="normal"/>
    </style:style>
    <style:style style:name="P28" style:family="paragraph" style:parent-style-name="Standard" style:list-style-name="L7">
      <style:text-properties officeooo:rsid="00215ce6" officeooo:paragraph-rsid="00215ce6"/>
    </style:style>
    <style:style style:name="P29" style:family="paragraph" style:parent-style-name="Standard" style:list-style-name="L8">
      <style:text-properties officeooo:rsid="0020a472" officeooo:paragraph-rsid="0020a472"/>
    </style:style>
    <style:style style:name="P30" style:family="paragraph" style:parent-style-name="Standard">
      <style:text-properties officeooo:rsid="002651a3" officeooo:paragraph-rsid="002651a3"/>
    </style:style>
    <style:style style:name="T1" style:family="text">
      <style:text-properties officeooo:rsid="00195060"/>
    </style:style>
    <style:style style:name="T2" style:family="text">
      <style:text-properties officeooo:rsid="001a71e4"/>
    </style:style>
    <style:style style:name="T3" style:family="text">
      <style:text-properties officeooo:rsid="001fff21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officeooo:rsid="00215ce6"/>
    </style:style>
    <style:style style:name="T7" style:family="text">
      <style:text-properties officeooo:rsid="002446cf"/>
    </style:style>
    <style:style style:name="T8" style:family="text">
      <style:text-properties officeooo:rsid="002651a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>
        <form:form form:name="Formular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bookmark-start text:name="Startseite"/>Die Struktur der Dokumentation<text:bookmark-end text:name="Startseite"/></text:p>
      <text:p text:style-name="P3"/>
      <text:p text:style-name="P3">1. <text:a xlink:type="simple" xlink:href="#Anleitung" text:style-name="Internet_20_link" text:visited-style-name="Visited_20_Internet_20_Link">Anleitung</text:a></text:p>
      <text:p text:style-name="P3">2. <text:a xlink:type="simple" xlink:href="#Architektur" text:style-name="Internet_20_link" text:visited-style-name="Visited_20_Internet_20_Link">Architektur</text:a></text:p>
      <text:p text:style-name="P3">3. <text:a xlink:type="simple" xlink:href="#Methoden" text:style-name="Internet_20_link" text:visited-style-name="Visited_20_Internet_20_Link">Methoden</text:a></text:p>
      <text:p text:style-name="P3"/>
      <text:p text:style-name="P2"/>
      <text:p text:style-name="P18"><text:bookmark-start text:name="Anleitung"/>Anleitung<text:bookmark-end text:name="Anleitung"/></text:p>
      <text:p text:style-name="P4"/>
      <text:p text:style-name="P7">Das Datenbankenteam beschäftigt sich damit, die geeignete Struktur für Daten<text:span text:style-name="T2">banken</text:span> zu erschaffen und, wenn notwendig, zu pflegen. Dafür <text:span text:style-name="T1">sind</text:span> ein paar<text:span text:style-name="T1"> lebenswichtige für Datenbankenpflege Komponenten zu installieren und einzustellen.</text:span></text:p>
      <text:p text:style-name="P7"/>
      <text:p text:style-name="P7">Fürs Projekt sind folgende <text:span text:style-name="T1">Komponenten unbedingt zu installieren:</text:span></text:p>
      <text:p text:style-name="P7">- <text:a xlink:type="simple" xlink:href="https://maven.apache.org/download.cgi" office:name="maven" text:style-name="Internet_20_link" text:visited-style-name="Visited_20_Internet_20_Link"><text:span text:style-name="T1">Apache Maven</text:span></text:a><text:span text:style-name="T1"> ab Version 3.5.0 (empfehlenswert ab 3.5.2)</text:span></text:p>
      <text:p text:style-name="P4">- <text:a xlink:type="simple" xlink:href="https://www.elastic.co/de/products/elasticsearch" office:name="elasticsearch" text:style-name="Internet_20_link" text:visited-style-name="Visited_20_Internet_20_Link"><text:span text:style-name="T1">ElasticSearch</text:span></text:a><text:span text:style-name="T1"> (die Version 6.0 ist zu empfehlen)</text:span></text:p>
      <text:p text:style-name="P4"><text:a xlink:type="simple" xlink:href="https://www.jetbrains.com/idea/" office:name="intellij" text:style-name="Internet_20_link" text:visited-style-name="Visited_20_Internet_20_Link"/></text:p>
      <text:p text:style-name="P30">Im Projekt wurde <text:a xlink:type="simple" xlink:href="https://www.jetbrains.com/idea/" office:name="intellij" text:style-name="Internet_20_link" text:visited-style-name="Visited_20_Internet_20_Link"><text:span text:style-name="T1">IntelliJ Idea</text:span></text:a><text:span text:style-name="T1"> mit allen dafür benötigten Komponenten (wie </text:span><text:a xlink:type="simple" xlink:href="http://www.oracle.com/technetwork/java/javase/downloads/index.html" office:name="java" text:style-name="Internet_20_link" text:visited-style-name="Visited_20_Internet_20_Link"><text:span text:style-name="T1">JDK</text:span></text:a><text:span text:style-name="T1"> von </text:span><text:a xlink:type="simple" xlink:href="http://www.oracle.com/" office:name="oracle" text:style-name="Internet_20_link" text:visited-style-name="Visited_20_Internet_20_Link"><text:span text:style-name="T1">Oracle</text:span></text:a><text:span text:style-name="T1"> z.B.) </text:span>benutzt.</text:p>
      <text:p text:style-name="P8"/>
      <text:p text:style-name="P8">Falls es wichtig ist das Terminal zu benutzen, wobei man nur Windows-Betriebssystem hat, dann kann zusätzlich <text:a xlink:type="simple" xlink:href="https://cygwin.com/" office:name="cygwin" text:style-name="Internet_20_link" text:visited-style-name="Visited_20_Internet_20_Link">cygwin</text:a> installiert werden. Kurze Erklärung, wieso überhaupt das Terminal benutzt werden kann: im Terminal ist es leichter schnell Datenbanken mit Kommando „CURL“ zu überprüfen/<text:span text:style-name="T2">verändern</text:span>. Leider unterstützt die Eingabeaufforderung von Windows BS dieses Kommando nicht.</text:p>
      <text:p text:style-name="P8"/>
      <text:p text:style-name="P9">Wenn man mit der Installation von notwendigen Komponenten fertig ist, dann können die Einstellungen auf der Seite von Datenbankenteam in <text:a xlink:type="simple" xlink:href="https://github.com/semproj-tierversuche/database" office:name="git" text:style-name="Internet_20_link" text:visited-style-name="Visited_20_Internet_20_Link">GitHub</text:a> benutzt werden.</text:p>
      <text:p text:style-name="P9"/>
      <text:p text:style-name="P9">Am Anfang ist es grundgesetzlich alles, was man zum Arbeiten in Datenbanken von dem Projekt braucht.</text:p>
      <text:p text:style-name="P18"><text:bookmark-start text:name="Architektur"/>Architektur<text:bookmark-end text:name="Architektur"/></text:p>
      <text:p text:style-name="P4"/>
      <text:p text:style-name="P10">Das Datenbankenschema sieht folgendermaßen aus:</text:p>
      <text:p text:style-name="P4"/>
      <text:list xml:id="list742671502" text:style-name="L1">
        <text:list-item>
          <text:p text:style-name="P19">Index: Articles</text:p>
          <text:p text:style-name="P19"/>
        </text:list-item>
        <text:list-item>
          <text:p text:style-name="P19">Type: Article</text:p>
        </text:list-item>
        <text:list-item>
          <text:p text:style-name="P19">Type: FullText</text:p>
        </text:list-item>
        <text:list-item>
          <text:p text:style-name="P20">Schema:</text:p>
          <text:list>
            <text:list-item>
              <text:p text:style-name="P20">PMID - Integer</text:p>
            </text:list-item>
            <text:list-item>
              <text:p text:style-name="P20">Title - String</text:p>
            </text:list-item>
            <text:list-item>
              <text:p text:style-name="P20">Author - String[]</text:p>
            </text:list-item>
            <text:list-item>
              <text:p text:style-name="P20">Date - Date</text:p>
            </text:list-item>
            <text:list-item>
              <text:p text:style-name="P20">Journal - String[]</text:p>
            </text:list-item>
            <text:list-item>
              <text:p text:style-name="P20">Link - String</text:p>
            </text:list-item>
            <text:list-item>
              <text:p text:style-name="P20">Keywords - String[]</text:p>
            </text:list-item>
            <text:list-item>
              <text:p text:style-name="P20">Identifyer - String[]<text:tab/>(Synonyme)</text:p>
            </text:list-item>
            <text:list-item>
              <text:p text:style-name="P20">Annotations - String[]</text:p>
            </text:list-item>
            <text:list-item>
              <text:p text:style-name="P20">Suggest(Dient zu Autocompletion)</text:p>
            </text:list-item>
            <text:list-item>
              <text:p text:style-name="P20">Abstract - String[] (Wegen strukturierter Abstracts)</text:p>
            </text:list-item>
            <text:list-item>
              <text:p text:style-name="P20">Publikationstype - String</text:p>
            </text:list-item>
            <text:list-item>
              <text:p text:style-name="P20">Substances - String[]</text:p>
            </text:list-item>
            <text:list-item>
              <text:p text:style-name="P20">Mesh-Terms - String[]</text:p>
            </text:list-item>
            <text:list-item>
              <text:p text:style-name="P20">Textmining Version - String</text:p>
            </text:list-item>
          </text:list>
        </text:list-item>
      </text:list>
      <text:p text:style-name="P5"/>
      <text:p text:style-name="P5"/>
      <text:p text:style-name="P18"><text:span text:style-name="T3">Pakete, Klassen und </text:span><text:bookmark-start text:name="Methoden"/>Methoden<text:bookmark-end text:name="Methoden"/></text:p>
      <text:p text:style-name="P4"/>
      <text:p text:style-name="P4"><text:span text:style-name="T7">Die Klasse</text:span> <text:span text:style-name="T4">ServerApp</text:span>:</text:p>
      <text:list xml:id="list1680651698" text:style-name="L2">
        <text:list-item>
          <text:p text:style-name="P23">Methode <text:a xlink:type="simple" xlink:href="#mainNetty" office:name="mainNetty" text:style-name="Internet_20_link" text:visited-style-name="Visited_20_Internet_20_Link">main</text:a></text:p>
        </text:list-item>
        <text:list-item>
          <text:p text:style-name="P22"><text:span text:style-name="T3">Methode </text:span><text:a xlink:type="simple" xlink:href="#startNetty" text:style-name="Internet_20_link" text:visited-style-name="Visited_20_Internet_20_Link"><text:span text:style-name="T3">start</text:span></text:a></text:p>
        </text:list-item>
      </text:list>
      <text:p text:style-name="P11">Die Klasse „<text:span text:style-name="T7">ServerApp</text:span>“ dient dem Ausführen von Netty.</text:p>
      <text:p text:style-name="P11"/>
      <text:p text:style-name="P12"/>
      <text:p text:style-name="P2">Die Klasse <text:span text:style-name="T4">ClientImportService:</text:span></text:p>
      <text:list xml:id="list82400547" text:style-name="L3">
        <text:list-item>
          <text:p text:style-name="P24">Methode parseImport</text:p>
        </text:list-item>
      </text:list>
      <text:p text:style-name="P15"/>
      <text:p text:style-name="P15"/>
      <text:p text:style-name="P15">Die Klasse <text:span text:style-name="T4">ClientQueryService</text:span>:</text:p>
      <text:list xml:id="list2273453537" text:style-name="L4">
        <text:list-item>
          <text:p text:style-name="P25">Methode parseQuery</text:p>
        </text:list-item>
      </text:list>
      <text:p text:style-name="P15"/>
      <text:p text:style-name="P15"/>
      <text:p text:style-name="P15">Die Klasse <text:span text:style-name="T4">TestClient</text:span>:</text:p>
      <text:p text:style-name="P15"><text:s text:c="4"/>Hier testet man die Methoden, die von dem Client ausgeführt/aufgerufen werden.</text:p>
      <text:p text:style-name="P15"/>
      <text:p text:style-name="P15"/>
      <text:p text:style-name="P16">Die Klasse <text:span text:style-name="T4">ImportService</text:span>:</text:p>
      <text:list xml:id="list1839491071" text:style-name="L5">
        <text:list-item>
          <text:p text:style-name="P26">Methode parseImport</text:p>
        </text:list-item>
        <text:list-item>
          <text:p text:style-name="P26">createDocument</text:p>
        </text:list-item>
        <text:list-item>
          <text:p text:style-name="P26">createUtils</text:p>
        </text:list-item>
      </text:list>
      <text:p text:style-name="P16"/>
      <text:p text:style-name="P16"/>
      <text:p text:style-name="P16">Die Klasse <text:span text:style-name="T4">QueryService</text:span>:</text:p>
      <text:list xml:id="list1857617328" text:style-name="L6">
        <text:list-item>
          <text:p text:style-name="P27">Methode parseQuery</text:p>
        </text:list-item>
        <text:list-item>
          <text:p text:style-name="P27">Methode getVersion</text:p>
        </text:list-item>
        <text:list-item>
          <text:p text:style-name="P27">Methode getDocumentByID</text:p>
        </text:list-item>
        <text:list-item>
          <text:p text:style-name="P27">Methode getUtils</text:p>
        </text:list-item>
        <text:list-item>
          <text:p text:style-name="P27">Methode getDocumentByTitle</text:p>
        </text:list-item>
        <text:list-item>
          <text:p text:style-name="P27">Methode deleteDocumentByID</text:p>
        </text:list-item>
        <text:list-item>
          <text:p text:style-name="P27">Methode deleteDocumentByTitle</text:p>
        </text:list-item>
      </text:list>
      <text:p text:style-name="P16"/>
      <text:p text:style-name="P16"/>
      <text:p text:style-name="P16"/>
      <text:p text:style-name="P16">Die Klasse <text:span text:style-name="T4">TestService</text:span></text:p>
      <text:p text:style-name="P16"/>
      <text:p text:style-name="P16"/>
      <text:p text:style-name="P16">Die Klasse <text:span text:style-name="T4">TestApplication</text:span></text:p>
      <text:p text:style-name="P16"/>
      <text:p text:style-name="P16"/>
      <text:p text:style-name="P16">Die Klasse <text:span text:style-name="T4">App</text:span></text:p>
      <text:p text:style-name="P16"/>
      <text:p text:style-name="P16"/>
      <text:p text:style-name="P17"><text:bookmark text:name="mainNetty"/>public static void <text:span text:style-name="T5">main</text:span>(String[] args)</text:p>
      <text:p text:style-name="P6"/>
      <text:p text:style-name="P11">Mit dieser „<text:span text:style-name="T6">main“-</text:span>Methode startet man Netty.</text:p>
      <text:p text:style-name="P14">Parameter:</text:p>
      <text:list xml:id="list661062921" text:style-name="L7">
        <text:list-item>
          <text:p text:style-name="P28">String[] args. Der Parameter wird nicht benutzt.</text:p>
        </text:list-item>
      </text:list>
      <text:p text:style-name="P17">public static void start(Re<text:bookmark text:name="startNetty"/>steasyDeployment deployment)</text:p>
      <text:p text:style-name="P6"/>
      <text:p text:style-name="P13">„start“-Methode wird in „main“-Methode der Klasse „ServerApp“ benutzt, um den Dienst von Netty aufrufen.</text:p>
      <text:p text:style-name="P13">Parameter:</text:p>
      <text:list xml:id="list1442497787" text:style-name="L8">
        <text:list-item>
          <text:p text:style-name="P29">ResteasyDeployment deployment. Der Parameter ist voreingestellt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rsid="00230868" officeooo:paragraph-rsid="00230868"/>
    </style:style>
    <style:style style:name="MP2" style:family="paragraph" style:parent-style-name="Standard">
      <style:text-properties officeooo:rsid="002446cf" officeooo:paragraph-rsid="002446cf"/>
    </style:style>
    <style:style style:name="MT1" style:family="text"/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a xlink:type="simple" xlink:href="#Startseite" office:name="zurueck" office:target-frame-name="_top" xlink:show="replace" text:style-name="Internet_20_link" text:visited-style-name="Visited_20_Internet_20_Link">zurück zur Startseite</text:a></text:p>
        <text:p text:style-name="MP2"><text:a xlink:type="simple" xlink:href="#Anleitung" office:name="zurueckAnleitung" text:style-name="Internet_20_link" text:visited-style-name="Visited_20_Internet_20_Link">zurück zur Anleitung</text:a></text:p>
        <text:p text:style-name="MP2"><text:a xlink:type="simple" xlink:href="#Architektur" office:name="zurueckArch" text:style-name="Internet_20_link" text:visited-style-name="Visited_20_Internet_20_Link">zurück zur Architektur</text:a></text:p>
        <text:p text:style-name="MP2"><text:a xlink:type="simple" xlink:href="#Methoden" office:name="zurueckMeth" text:style-name="Internet_20_link" text:visited-style-name="Visited_20_Internet_20_Link">zurück zur Methoden</text:a></text:p>
      </style:footer>
    </style:master-page>
    <style:master-page style:name="Endnote" style:page-layout-name="Mpm2"/>
    <style:master-page style:name="Foot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4T08:38:34.469000000</meta:creation-date>
    <dc:date>2018-01-20T18:54:36.232000000</dc:date>
    <meta:editing-duration>PT1H13M28S</meta:editing-duration>
    <meta:editing-cycles>9</meta:editing-cycles>
    <meta:generator>LibreOffice/5.4.2.2$Windows_x86 LibreOffice_project/22b09f6418e8c2d508a9eaf86b2399209b0990f4</meta:generator>
    <meta:document-statistic meta:table-count="0" meta:image-count="0" meta:object-count="0" meta:page-count="6" meta:paragraph-count="73" meta:word-count="402" meta:character-count="2812" meta:non-whitespace-character-count="2514"/>
  </office:meta>
</office:document-meta>
</file>